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明朝" svg:font-family="'ＭＳ Ｐ明朝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7.499cm" table:align="margins"/>
    </style:style>
    <style:style style:name="Table1.A" style:family="table-column">
      <style:table-column-properties style:column-width="13.75cm" style:rel-column-width="32767*"/>
    </style:style>
    <style:style style:name="Table1.B" style:family="table-column">
      <style:table-column-properties style:column-width="13.75cm" style:rel-column-width="32768*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" style:family="table">
      <style:table-properties style:width="28.099cm" fo:margin-left="-0.307cm" table:align="left"/>
    </style:style>
    <style:style style:name="Table2.A" style:family="table-column">
      <style:table-column-properties style:column-width="0.494cm"/>
    </style:style>
    <style:style style:name="Table2.B" style:family="table-column">
      <style:table-column-properties style:column-width="2.011cm"/>
    </style:style>
    <style:style style:name="Table2.C" style:family="table-column">
      <style:table-column-properties style:column-width="4.727cm"/>
    </style:style>
    <style:style style:name="Table2.D" style:family="table-column">
      <style:table-column-properties style:column-width="1.57cm"/>
    </style:style>
    <style:style style:name="Table2.E" style:family="table-column">
      <style:table-column-properties style:column-width="4.18cm"/>
    </style:style>
    <style:style style:name="Table2.F" style:family="table-column">
      <style:table-column-properties style:column-width="2.117cm"/>
    </style:style>
    <style:style style:name="Table2.G" style:family="table-column">
      <style:table-column-properties style:column-width="1.905cm"/>
    </style:style>
    <style:style style:name="Table2.H" style:family="table-column">
      <style:table-column-properties style:column-width="2.999cm"/>
    </style:style>
    <style:style style:name="Table2.I" style:family="table-column">
      <style:table-column-properties style:column-width="1.446cm"/>
    </style:style>
    <style:style style:name="Table2.J" style:family="table-column">
      <style:table-column-properties style:column-width="1.358cm"/>
    </style:style>
    <style:style style:name="Table2.K" style:family="table-column">
      <style:table-column-properties style:column-width="2.293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L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ＭＳ Ｐ明朝" fo:font-size="9pt" fo:language="en" fo:country="US" officeooo:rsid="0062d528" officeooo:paragraph-rsid="01a86419" style:font-name-asian="ＭＳ Ｐ明朝" style:font-size-asian="9pt" style:language-asian="zh" style:country-asian="TW" style:font-size-complex="9pt"/>
    </style:style>
    <style:style style:name="P3" style:family="paragraph" style:parent-style-name="Text_20_body">
      <style:paragraph-properties fo:margin-top="0cm" fo:margin-bottom="0cm" loext:contextual-spacing="false" fo:line-height="100%" fo:text-align="end" style:justify-single-word="false" style:shadow="none">
        <style:tab-stops/>
      </style:paragraph-properties>
      <style:text-properties style:font-name="ＭＳ Ｐ明朝" fo:font-size="9pt" fo:language="en" fo:country="US" officeooo:rsid="0062d528" officeooo:paragraph-rsid="01a86419" style:font-name-asian="ＭＳ Ｐ明朝" style:font-size-asian="9pt" style:language-asian="zh" style:country-asian="TW" style:font-size-complex="9pt"/>
    </style:style>
    <style:style style:name="P4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fo:color="#c9211e" style:font-name="ＭＳ Ｐ明朝" fo:font-size="9pt" fo:language="en" fo:country="US" fo:font-weight="bold" officeooo:rsid="0062d528" officeooo:paragraph-rsid="01a86419" style:font-name-asian="ＭＳ Ｐ明朝" style:font-size-asian="9pt" style:language-asian="zh" style:country-asian="TW" style:font-weight-asian="bold" style:font-size-complex="9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ＭＳ Ｐ明朝" fo:font-size="9pt" fo:language="en" fo:country="US" officeooo:rsid="0062d528" officeooo:paragraph-rsid="01a86419" style:font-name-asian="ＭＳ Ｐ明朝" style:font-size-asian="9pt" style:language-asian="zh" style:country-asian="TW" style:font-size-complex="9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ＭＳ Ｐ明朝" fo:font-size="9pt" fo:language="en" fo:country="US" officeooo:rsid="0062d528" officeooo:paragraph-rsid="0247b1b8" style:font-name-asian="ＭＳ Ｐ明朝" style:font-size-asian="9pt" style:language-asian="ja" style:country-asian="JP" style:font-size-complex="9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style:shadow="none">
        <style:tab-stops/>
      </style:paragraph-properties>
      <style:text-properties style:font-name="ＭＳ Ｐ明朝" fo:font-size="14pt" fo:language="en" fo:country="US" fo:font-weight="bold" officeooo:rsid="0062d528" officeooo:paragraph-rsid="01a86419" style:font-name-asian="ＭＳ Ｐ明朝" style:font-size-asian="14pt" style:language-asian="zh" style:country-asian="TW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Table_20_Contents">
      <style:text-properties style:font-name="游ゴシック1" fo:font-size="7pt" style:font-name-asian="游ゴシック1" style:font-size-asian="7pt" style:font-size-complex="7pt"/>
    </style:style>
    <style:style style:name="P14" style:family="paragraph" style:parent-style-name="Table_20_Contents">
      <style:paragraph-properties fo:text-align="center" style:justify-single-word="false"/>
      <style:text-properties style:font-name="游ゴシック1" fo:font-size="7pt" style:font-name-asian="游ゴシック1" style:font-size-asian="7pt" style:font-size-complex="7pt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555e46" style:font-name-asian="ＭＳ Ｐ明朝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2555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游ゴシック1" fo:font-size="12pt" fo:font-style="normal" fo:text-shadow="none" style:text-underline-style="none" fo:font-weight="normal" officeooo:rsid="02555e46" style:font-name-asian="游ゴシック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游ゴシック1" fo:font-style="normal" fo:text-shadow="none" style:text-underline-style="none" fo:font-weight="normal" officeooo:rsid="02555e46" style:font-name-asian="游ゴシック1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555e46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5e1217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7" style:family="text">
      <style:text-properties style:font-name="ＭＳ Ｐ明朝" fo:font-size="9pt" fo:language="en" fo:country="US" officeooo:rsid="0062d528" style:font-name-asian="ＭＳ Ｐ明朝" style:font-size-asian="9pt" style:language-asian="zh" style:country-asian="TW" style:font-size-complex="9pt"/>
    </style:style>
    <style:style style:name="T8" style:family="text">
      <style:text-properties style:font-name="ＭＳ Ｐ明朝" fo:font-size="9pt" fo:language="en" fo:country="US" officeooo:rsid="0062d528" style:font-size-asian="9pt" style:language-asian="zh" style:country-asian="TW" style:font-size-complex="9pt"/>
    </style:style>
    <style:style style:name="T9" style:family="text">
      <style:text-properties style:font-name="ＭＳ Ｐ明朝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10" style:family="text">
      <style:text-properties style:font-name-asian="游ゴシック1"/>
    </style:style>
    <style:style style:name="T11" style:family="text">
      <style:text-properties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12" style:family="text">
      <style:text-properties style:font-name="游ゴシック1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13" style:family="text">
      <style:text-properties fo:font-size="10.25pt" style:font-size-asian="9pt" style:font-size-complex="10.25pt"/>
    </style:style>
    <style:style style:name="T14" style:family="text">
      <style:text-properties fo:font-size="10.25pt" style:font-name-asian="游ゴシック1" style:font-size-asian="9pt" style:font-size-complex="10.2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CompanyName" text:name="py3o.o.partner_id.parent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" text:name="py3o.o.payment_term_id.name"/>
        <text:user-field-decl office:value-type="string" office:string-value="Incoterms" text:name="py3o.o.incoterms_id.display_name"/>
        <text:user-field-decl office:value-type="string" office:string-value="User Name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Product Description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Invoice Number" text:name="o.number"/>
        <text:user-field-decl office:value-type="string" office:string-value="py3o.obj.number" text:name="InvoiceNumber"/>
        <text:user-field-decl office:value-type="string" office:string-value="Model" text:name="py3o.o.product_id.name"/>
        <text:user-field-decl office:value-type="string" office:string-value="Logo" text:name="py3o.o.company_id.logo"/>
        <text:user-field-decl office:value-type="string" office:string-value="Invoice Date" text:name="py3o.o.date_invoice"/>
        <text:user-field-decl office:value-type="string" office:string-value="Company Name" text:name="py3o.o.partner_shipping_id.parent_id.name"/>
        <text:user-field-decl office:value-type="string" office:string-value="Customer Name" text:name="py3o.o.partner_shipping_id.name"/>
        <text:user-field-decl office:value-type="string" office:string-value="Signature Name" text:name="py3o.o.user_id.signature_name"/>
        <text:user-field-decl office:value-type="string" office:string-value="Origin" text:name="py3o.o.origin"/>
        <text:user-field-decl office:value-type="string" office:string-value="Remarks" text:name="py3o.o.comment"/>
        <text:user-field-decl office:value-type="string" office:string-value="Currency" text:name="py3o.o.currency_id.name"/>
        <text:user-field-decl office:value-type="float" office:value="0" text:name="py3o.o.amount_total"/>
        <text:user-field-decl office:value-type="float" office:value="0" text:name="py3o.l.quantity"/>
        <text:user-field-decl office:value-type="string" office:string-value="UOM" text:name="py3o.l.uom_id.name"/>
        <text:user-field-decl office:value-type="string" office:string-value="Unit Price" text:name="py3o.l.unit_price"/>
        <text:user-field-decl office:value-type="string" office:string-value="Subtotal" text:name="py3o.l.price_subtotal"/>
        <text:user-field-decl office:value-type="string" office:string-value="Company Name" text:name="py3o.o.company_id.name"/>
        <text:user-field-decl office:value-type="string" office:string-value="Price Unit" text:name="py3o.l.price_unit"/>
        <text:user-field-decl office:value-type="string" office:string-value="Signature Name" text:name="py3o.o.user_id.partner_id.signature_name"/>
        <text:user-field-decl office:value-type="string" office:string-value="Company Type" text:name="py3o.o.partner_id.company_type"/>
        <text:user-field-decl office:value-type="string" office:string-value="Zip Code" text:name="py3o.o.partner_id.zip"/>
        <text:user-field-decl office:value-type="string" office:string-value="Zip Code" text:name="py3o.o.partner_id.parent_id.zip"/>
        <text:user-field-decl office:value-type="string" office:string-value="State Name" text:name="py3o.o.partner_id.state_id.name"/>
        <text:user-field-decl office:value-type="string" office:string-value="City" text:name="py3o.o.partner_id.city"/>
        <text:user-field-decl office:value-type="string" office:string-value="Street" text:name="py3o.o.partner_id.street"/>
        <text:user-field-decl office:value-type="string" office:string-value="State Name" text:name="py3o.o.partner_id.parent_id.state_id.name"/>
        <text:user-field-decl office:value-type="string" office:string-value="City" text:name="py3o.o.partner_id.parent_id.city"/>
        <text:user-field-decl office:value-type="string" office:string-value="Street" text:name="py3o.o.partner_id.parent_id.street"/>
        <text:user-field-decl office:value-type="string" office:string-value="Street2" text:name="py3o.o.partner_id.street2"/>
        <text:user-field-decl office:value-type="string" office:string-value="Street2" text:name="py3o.o.partner_id.parent_id.street2"/>
        <text:user-field-decl office:value-type="string" office:string-value="Zip" text:name="py3o.o.company_id.zip"/>
        <text:user-field-decl office:value-type="string" office:string-value="State" text:name="py3o.o.company_id.state_id.name"/>
        <text:user-field-decl office:value-type="string" office:string-value="City" text:name="py3o.o.company_id.city"/>
        <text:user-field-decl office:value-type="string" office:string-value="Street" text:name="py3o.o.company_id.street"/>
        <text:user-field-decl office:value-type="string" office:string-value="Street2" text:name="py3o.o.company_id.street2"/>
        <text:user-field-decl office:value-type="string" office:string-value="Phone" text:name="py3o.o.company_id.phone"/>
        <text:user-field-decl office:value-type="string" office:string-value="Fax" text:name="py3o.o.company_id.fax"/>
        <text:user-field-decl office:value-type="string" office:string-value="Amount Untaxed" text:name="py3o.o.amount_untaxed"/>
        <text:user-field-decl office:value-type="string" office:string-value="Tax Amount" text:name="py3o.o.amount_tax"/>
        <text:user-field-decl office:value-type="float" office:value="0" text:name="py3o.o.company_id.bank_info"/>
        <text:user-field-decl office:value-type="string" office:string-value="Date Due" text:name="py3o.o.date_due"/>
        <text:user-field-decl office:value-type="string" office:string-value="CEO" text:name="py3o.o.company_id.ceo"/>
        <text:user-field-decl office:value-type="string" office:string-value="Move Name" text:name="py3o.line.name_renamed_2"/>
        <text:user-field-decl office:value-type="string" office:string-value="Sale Order Partner" text:name="py3o.line.sale_order_partner_id"/>
        <text:user-field-decl office:value-type="string" office:string-value="Zip" text:name="py3o.line.partner_id.zip"/>
        <text:user-field-decl office:value-type="string" office:string-value="Phone" text:name="py3o.line.partner_id.phone"/>
        <text:user-field-decl office:value-type="string" office:string-value="Product Name" text:name="py3o.line.product_id.name"/>
        <text:user-field-decl office:value-type="string" office:string-value="Code" text:name="py3o.line.product_id.default_code"/>
        <text:user-field-decl office:value-type="string" office:string-value="Quantity" text:name="py3o.line.product_uom_qty"/>
        <text:user-field-decl office:value-type="string" office:string-value="Unit" text:name="py3o.line.product_uom.name"/>
        <text:user-field-decl office:value-type="string" office:string-value="Report Date" text:name="py3o.o.report_date"/>
        <text:user-field-decl office:value-type="string" office:string-value="Move Name" text:name="py3o.line.move_id.name"/>
        <text:user-field-decl office:value-type="string" office:string-value="Sale Order Customer" text:name="py3o.line.move_id.sale_order_partner_id.name"/>
        <text:user-field-decl office:value-type="string" office:string-value="ZIP" text:name="py3o.line.move_id.sale_order_partner_id.zip"/>
        <text:user-field-decl office:value-type="string" office:string-value="Phone" text:name="py3o.line.move_id.sale_order_partner_id.phone"/>
        <text:user-field-decl office:value-type="string" office:string-value="Product Code" text:name="py3o.line.move_id.product_id.default_code"/>
        <text:user-field-decl office:value-type="string" office:string-value="Product Name" text:name="py3o.line.move_id.product_id.name"/>
        <text:user-field-decl office:value-type="string" office:string-value="Quantity" text:name="py3o.line.move_id.product_uom_qty"/>
        <text:user-field-decl office:value-type="string" office:string-value="Unit" text:name="py3o.line.move_id.product_uom.name"/>
        <text:user-field-decl office:value-type="string" office:string-value="Partner Address" text:name="py3o.line.move_id.picking_id.report_address"/>
        <text:user-field-decl office:value-type="string" office:string-value="Customer" text:name="py3o.o.partner_id.name"/>
        <text:user-field-decl office:value-type="string" office:string-value="PartnerDisplayName" text:name="py3o.l.partner_id.display_name"/>
        <text:user-field-decl office:value-type="string" office:string-value="ZIP" text:name="py3o.l.partner_id.zip"/>
        <text:user-field-decl office:value-type="string" office:string-value="PartnerAddress" text:name="py3o.l.picking_id.report_address"/>
        <text:user-field-decl office:value-type="string" office:string-value="Phone" text:name="py3o.l.partner_id.phone"/>
        <text:user-field-decl office:value-type="string" office:string-value="ProductCode" text:name="py3o.l.move_id.product_id.default_code"/>
        <text:user-field-decl office:value-type="string" office:string-value="ProductName" text:name="py3o.l.move_id.product_id.name"/>
        <text:user-field-decl office:value-type="string" office:string-value="Quantity" text:name="py3o.l.move_id.product_uom_qty"/>
        <text:user-field-decl office:value-type="string" office:string-value="Unit" text:name="py3o.l.move_id.product_uom.name"/>
        <text:user-field-decl office:value-type="string" office:string-value="DeliveryDate" text:name="py3o.l.picking_id.delivery_due_date"/>
      </text:user-field-decls>
      <text:p text:style-name="P12"><text:a xlink:type="simple" xlink:href="py3o://for=%22o%20in%20objects%22" text:style-name="Internet_20_link" text:visited-style-name="Visited_20_Internet_20_Link">for="o in objects"</text:a>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text:user-field-get text:name="py3o.o.partner_id.name">Customer</text:user-field-get>　御中</text:p>
          </table:table-cell>
          <table:table-cell table:style-name="Table1.A1" office:value-type="string">
            <text:p text:style-name="P9"><text:user-field-get text:name="py3o.o.report_date">Report Date</text:user-field-get></text:p>
          </table:table-cell>
        </table:table-row>
      </table:table>
      <text:p text:style-name="P6"/>
      <text:p text:style-name="P7">配送依頼書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得意先コード</text:p>
          </table:table-cell>
          <table:table-cell table:style-name="Table2.A1" office:value-type="string">
            <text:p text:style-name="P13">配送先</text:p>
          </table:table-cell>
          <table:table-cell table:style-name="Table2.A1" office:value-type="string">
            <text:p text:style-name="P15">〒</text:p>
          </table:table-cell>
          <table:table-cell table:style-name="Table2.A1" office:value-type="string">
            <text:p text:style-name="P15">住所</text:p>
          </table:table-cell>
          <table:table-cell table:style-name="Table2.A1" office:value-type="string">
            <text:p text:style-name="P15">TEL</text:p>
          </table:table-cell>
          <table:table-cell table:style-name="Table2.A1" office:value-type="string">
            <text:p text:style-name="P15">商品コード</text:p>
          </table:table-cell>
          <table:table-cell table:style-name="Table2.A1" office:value-type="string">
            <text:p text:style-name="P15">商品名</text:p>
          </table:table-cell>
          <table:table-cell table:style-name="Table2.A1" office:value-type="string">
            <text:p text:style-name="P15">数量</text:p>
          </table:table-cell>
          <table:table-cell table:style-name="Table2.A1" office:value-type="string">
            <text:p text:style-name="P15">単位</text:p>
          </table:table-cell>
          <table:table-cell table:style-name="Table2.A1" office:value-type="string">
            <text:p text:style-name="P15">納品日</text:p>
          </table:table-cell>
          <table:table-cell table:style-name="Table2.L1" office:value-type="string">
            <text:p text:style-name="P15">備考</text:p>
          </table:table-cell>
        </table:table-row>
        <table:table-row>
          <table:table-cell table:style-name="Table2.A2" office:value-type="string">
            <text:p text:style-name="P11"><text:a xlink:type="simple" xlink:href="py3o://for=%22l%20in%20o.line_ids%22" text:style-name="Internet_20_link" text:visited-style-name="Visited_20_Internet_20_Link"><text:span text:style-name="T6">for="l in o.line_ids"</text:span></text:a></text:p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L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5"><text:sequence text:ref-name="refDrawing0" text:name="Drawing" text:formula="ooow:Drawing+1" style:num-format="1">1</text:sequence></text:p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><text:user-field-get text:name="py3o.l.partner_id.display_name">PartnerDisplayName</text:user-field-get></text:p>
          </table:table-cell>
          <table:table-cell table:style-name="Table2.B2" office:value-type="string">
            <text:p text:style-name="P17"><text:user-field-get text:name="py3o.l.partner_id.zip">ZIP</text:user-field-get></text:p>
          </table:table-cell>
          <table:table-cell table:style-name="Table2.B2" office:value-type="string">
            <text:p text:style-name="P17"><text:user-field-get text:name="py3o.l.picking_id.report_address">PartnerAddress</text:user-field-get></text:p>
          </table:table-cell>
          <table:table-cell table:style-name="Table2.B2" office:value-type="string">
            <text:p text:style-name="P17"><text:user-field-get text:name="py3o.l.partner_id.phone">Phone</text:user-field-get></text:p>
          </table:table-cell>
          <table:table-cell table:style-name="Table2.B2" office:value-type="string">
            <text:p text:style-name="P17"><text:user-field-get text:name="py3o.l.move_id.product_id.default_code">ProductCode</text:user-field-get></text:p>
          </table:table-cell>
          <table:table-cell table:style-name="Table2.B2" office:value-type="string">
            <text:p text:style-name="P17"><text:user-field-get text:name="py3o.l.move_id.product_id.name">ProductName</text:user-field-get></text:p>
          </table:table-cell>
          <table:table-cell table:style-name="Table2.B2" office:value-type="string">
            <text:p text:style-name="P17"><text:user-field-get text:name="py3o.l.move_id.product_uom_qty">Quantity</text:user-field-get></text:p>
          </table:table-cell>
          <table:table-cell table:style-name="Table2.B2" office:value-type="string">
            <text:p text:style-name="P17"><text:user-field-get text:name="py3o.l.move_id.product_uom.name">Unit</text:user-field-get></text:p>
          </table:table-cell>
          <table:table-cell table:style-name="Table2.B2" office:value-type="string">
            <text:p text:style-name="P17"><text:user-field-get text:name="py3o.l.picking_id.delivery_due_date">DeliveryDate</text:user-field-get></text:p>
          </table:table-cell>
          <table:table-cell table:style-name="Table2.L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1"><text:a xlink:type="simple" xlink:href="py3o:///for" text:style-name="Internet_20_link" text:visited-style-name="Visited_20_Internet_20_Link"><text:span text:style-name="T5">/for</text:span></text:a></text:p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L2" office:value-type="string">
            <text:p text:style-name="P17"/>
          </table:table-cell>
        </table:table-row>
      </table:table>
      <text:p text:style-name="P5"/>
      <text:p text:style-name="P2"/>
      <text:p text:style-name="P4"><text:tab/>※貴社保管在庫より、出庫の上、配送をお願い申し上げます。</text:p>
      <text:p text:style-name="P2"/>
      <text:p text:style-name="P3"><text:user-field-get text:name="py3o.o.company_id.name">Company Name</text:user-field-get></text:p>
      <text:p text:style-name="P3"/>
      <text:p text:style-name="P3"><text:user-field-get text:name="py3o.o.user_id.name">User Name</text:user-field-get></text:p>
      <text:p text:style-name="P1"><text:a xlink:type="simple" xlink:href="py3o:///for" text:style-name="Internet_20_link" text:visited-style-name="Visited_20_Internet_20_Link"><text:span text:style-name="T7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明朝" svg:font-family="'ＭＳ Ｐ明朝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fo:font-family="游ゴシック" style:font-style-name="標準" style:font-family-generic="modern" style:font-pitch="variable" fo:font-size="9pt" fo:language="en" fo:country="US" officeooo:rsid="0062d528" style:font-name-asian="游ゴシック" style:font-family-asian="游ゴシック" style:font-style-name-asian="標準" style:font-family-generic-asian="modern" style:font-pitch-asian="variable" style:font-size-asian="9pt" style:language-asian="ja" style:country-asian="JP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0pt" fo:font-style="normal" fo:text-shadow="none" style:text-underline-style="none" fo:font-weight="normal" style:font-name-asian="ＭＳ Ｐ明朝" style:font-family-asian="'ＭＳ Ｐ明朝'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8-10T16:46:35.221000000</dc:date>
    <meta:editing-duration>P3DT7H3M</meta:editing-duration>
    <meta:editing-cycles>549</meta:editing-cycles>
    <meta:generator>LibreOffice/6.1.5.2$Windows_X86_64 LibreOffice_project/90f8dcf33c87b3705e78202e3df5142b201bd805</meta:generator>
    <meta:document-statistic meta:table-count="2" meta:image-count="0" meta:object-count="0" meta:page-count="1" meta:paragraph-count="31" meta:word-count="90" meta:character-count="243" meta:non-whitespace-character-count="234"/>
  </office:meta>
</office:document-meta>
</file>